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 style:parent-style-name="Standard"/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P2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also</text:span><text:span text:style-name="T12_6"><text:s/></text:span><text:span text:style-name="T12_7">other</text:span><text:span text:style-name="T12_8"><text:s/></text:span><text:span text:style-name="T12_9">potential</text:span><text:span text:style-name="T12_10"><text:s/></text:span><text:span text:style-name="T12_11">use</text:span><text:span text:style-name="T12_12"><text:s/></text:span><text:span text:style-name="T12_13">cases</text:span><text:span text:style-name="T12_14">:<text:s/></text:span></text:p>
      <text:p text:style-name="P13"><text:span text:style-name="T13_1">IT</text:span><text:span text:style-name="T13_2"><text:s/></text:span><text:span text:style-name="T13_3">Consultants</text:span><text:span text:style-name="T13_4"><text:s/></text:span><text:span text:style-name="T13_5">on</text:span><text:span text:style-name="T13_6"><text:s/></text:span><text:span text:style-name="T13_7">site</text:span><text:span text:style-name="T13_8"><text:s/></text:span><text:span text:style-name="T13_9">at</text:span><text:span text:style-name="T13_10"><text:s/></text:span><text:span text:style-name="T13_11">customer</text:span><text:span text:style-name="T13_12"><text:s/></text:span><text:span text:style-name="T13_13">engagements</text:span><text:span text:style-name="T13_14"><text:s/></text:span><text:span text:style-name="T13_15">who</text:span><text:span text:style-name="T13_16"><text:s/></text:span><text:span text:style-name="T13_17">require</text:span><text:span text:style-name="T13_18"><text:s/></text:span><text:span text:style-name="T13_19">a</text:span><text:span text:style-name="T13_20"><text:s/></text:span><text:span text:style-name="T13_21">version</text:span><text:span text:style-name="T13_22"><text:s/></text:span><text:span text:style-name="T13_23">controlled</text:span><text:span text:style-name="T13_24"><text:s/></text:span><text:span text:style-name="T13_25">interactive</text:span><text:span text:style-name="T13_26"><text:s/></text:span><text:span text:style-name="T13_27">documentation</text:span><text:span text:style-name="T13_28"><text:s/></text:span><text:span text:style-name="T13_29">lifecycle</text:span><text:span text:style-name="T13_30">.<text:s/>(</text:span><text:span text:style-name="T13_31">though</text:span><text:span text:style-name="T13_32"><text:s/></text:span><text:span text:style-name="T13_33">information</text:span><text:span text:style-name="T13_34"><text:s/></text:span><text:span text:style-name="T13_35">security</text:span><text:span text:style-name="T13_36"><text:s/></text:span><text:span text:style-name="T13_37">should</text:span><text:span text:style-name="T13_38"><text:s/></text:span><text:span text:style-name="T13_39">an</text:span><text:span text:style-name="T13_40"><text:s/></text:span><text:span text:style-name="T13_41">additional</text:span><text:span text:style-name="T13_42"><text:s/></text:span><text:span text:style-name="T13_43">consideration</text:span><text:span text:style-name="T13_44"><text:s/></text:span><text:span text:style-name="T13_45">in</text:span><text:span text:style-name="T13_46"><text:s/></text:span><text:span text:style-name="T13_47">this</text:span><text:span text:style-name="T13_48"><text:s/></text:span><text:span text:style-name="T13_49">context</text:span><text:span text:style-name="T13_50">)<text:s text:c="4"/></text:span></text:p>
      <text:p text:style-name="P14"/>
      <text:p text:style-name="P15"><text:span text:style-name="T15_1">Technology</text:span><text:span text:style-name="T15_2"><text:s/></text:span><text:span text:style-name="T15_3">used</text:span><text:span text:style-name="T15_4">:<text:s/></text:span></text:p>
      <text:p text:style-name="P16"/>
      <text:list text:style-name="LS2" xml:id="list2">
        <text:list-item>
          <text:p text:style-name="P17"><text:span text:style-name="T17_1">Google</text:span><text:span text:style-name="T17_2"><text:s/></text:span><text:span text:style-name="T17_3">Docs</text:span><text:span text:style-name="T17_4">:<text:s/></text:span><text:span text:style-name="T17_5">Collaborative</text:span><text:span text:style-name="T17_6"><text:s/></text:span><text:span text:style-name="T17_7">editing</text:span><text:span text:style-name="T17_8"><text:s/></text:span><text:span text:style-name="T17_9">of</text:span><text:span text:style-name="T17_10"><text:s/></text:span><text:span text:style-name="T17_11">documentation</text:span><text:span text:style-name="T17_12">.<text:s/></text:span></text:p>
        </text:list-item>
        <text:list-item>
          <text:p text:style-name="P18"><text:span text:style-name="T18_1">Go</text:span><text:span text:style-name="T18_2"><text:s/></text:span><text:span text:style-name="T18_3">drive</text:span><text:span text:style-name="T18_4"><text:s/></text:span><text:span text:style-name="T18_5">script</text:span><text:span text:style-name="T18_6"><text:s/></text:span><text:span text:style-name="T18_7">for</text:span><text:span text:style-name="T18_8"><text:s/></text:span><text:span text:style-name="T18_9">collection</text:span><text:span text:style-name="T18_10"><text:s/></text:span><text:span text:style-name="T18_11">of</text:span><text:span text:style-name="T18_12"><text:s/></text:span><text:span text:style-name="T18_13">google</text:span><text:span text:style-name="T18_14"><text:s/></text:span><text:span text:style-name="T18_15">docs</text:span><text:span text:style-name="T18_16"><text:s/></text:span><text:span text:style-name="T18_17">on</text:span><text:span text:style-name="T18_18"><text:s/></text:span><text:span text:style-name="T18_19">change</text:span><text:span text:style-name="T18_20"><text:s/></text:span></text:p>
        </text:list-item>
        <text:list-item>
          <text:p text:style-name="P19"><text:span text:style-name="T19_1">Automation</text:span><text:span text:style-name="T19_2"><text:s/></text:span><text:span text:style-name="T19_3">for</text:span><text:span text:style-name="T19_4"><text:s/></text:span><text:span text:style-name="T19_5">Go</text:span><text:span text:style-name="T19_6"><text:s/></text:span><text:span text:style-name="T19_7">drive</text:span><text:span text:style-name="T19_8"><text:s/></text:span><text:span text:style-name="T19_9">Linux</text:span><text:span text:style-name="T19_10"><text:s/></text:span><text:span text:style-name="T19_11">CLI</text:span><text:span text:style-name="T19_12"><text:s/></text:span><text:span text:style-name="T19_13">script</text:span></text:p>
        </text:list-item>
        <text:list-item>
          <text:p text:style-name="P20"><text:span text:style-name="T20_1">Gerrit</text:span><text:span text:style-name="T20_2"><text:s/></text:span><text:span text:style-name="T20_3">for</text:span><text:span text:style-name="T20_4"><text:s/></text:span><text:span text:style-name="T20_5">change</text:span><text:span text:style-name="T20_6"><text:s/></text:span><text:span text:style-name="T20_7">approval</text:span><text:span text:style-name="T20_8"><text:s/></text:span><text:span text:style-name="T20_9">and</text:span><text:span text:style-name="T20_10"><text:s/></text:span><text:span text:style-name="T20_11">Continuous</text:span><text:span text:style-name="T20_12"><text:s/></text:span><text:span text:style-name="T20_13">improvement</text:span><text:span text:style-name="T20_14"><text:s/></text:span><text:span text:style-name="T20_15">structure</text:span><text:span text:style-name="T20_16"><text:s/>+1<text:s/></text:span><text:span text:style-name="T20_17">voting</text:span><text:span text:style-name="T20_18"><text:s/></text:span><text:span text:style-name="T20_19">approval</text:span></text:p>
        </text:list-item>
        <text:list-item>
          <text:p text:style-name="P21"><text:span text:style-name="T21_1">Github</text:span><text:span text:style-name="T21_2"><text:s/></text:span><text:span text:style-name="T21_3">for</text:span><text:span text:style-name="T21_4"><text:s/></text:span><text:span text:style-name="T21_5">version</text:span><text:span text:style-name="T21_6"><text:s/></text:span><text:span text:style-name="T21_7">controlled</text:span><text:span text:style-name="T21_8"><text:s/></text:span><text:span text:style-name="T21_9">storage</text:span><text:span text:style-name="T21_10"><text:s/></text:span><text:span text:style-name="T21_11">of</text:span><text:span text:style-name="T21_12"><text:s/></text:span><text:span text:style-name="T21_13">the</text:span><text:span text:style-name="T21_14"><text:s/></text:span><text:span text:style-name="T21_15">released</text:span><text:span text:style-name="T21_16"><text:s/></text:span><text:span text:style-name="T21_17">docs</text:span><text:span text:style-name="T21_18">,<text:s/></text:span><text:span text:style-name="T21_19">or</text:span><text:span text:style-name="T21_20"><text:s/></text:span><text:span text:style-name="T21_21">as</text:span><text:span text:style-name="T21_22"><text:s/></text:span><text:span text:style-name="T21_23">a</text:span><text:span text:style-name="T21_24"><text:s/></text:span><text:span text:style-name="T21_25">target</text:span><text:span text:style-name="T21_26"><text:s/></text:span><text:span text:style-name="T21_27">project</text:span><text:span text:style-name="T21_28"><text:s/></text:span><text:span text:style-name="T21_29">for</text:span><text:span text:style-name="T21_30"><text:s/></text:span><text:span text:style-name="T21_31">documentation</text:span><text:span text:style-name="T21_32"><text:s/></text:span><text:span text:style-name="T21_33">generation</text:span><text:span text:style-name="T21_34">.<text:s/></text:span></text:p>
        </text:list-item>
      </text:list>
      <text:p text:style-name="P22"/>
      <text:p text:style-name="P23"><text:span text:style-name="T23_1">The</text:span><text:span text:style-name="T23_2"><text:s/></text:span><text:span text:style-name="T23_3">Workflow</text:span><text:span text:style-name="T23_4"><text:s/></text:span><text:span text:style-name="T23_5">for</text:span><text:span text:style-name="T23_6"><text:s/></text:span><text:span text:style-name="T23_7">documents</text:span><text:span text:style-name="T23_8">:<text:s/></text:span></text:p>
      <text:p text:style-name="P24"/>
      <text:p text:style-name="P25"><text:span text:style-name="T25_1">Googledocs</text:span><text:span text:style-name="T25_2"><text:s/>-&gt;<text:s/></text:span><text:span text:style-name="T25_3">Gerrit</text:span><text:span text:style-name="T25_4"><text:s/>-&gt;<text:s/></text:span><text:span text:style-name="T25_5">Voted</text:span><text:span text:style-name="T25_6"><text:s/></text:span><text:span text:style-name="T25_7">Approval</text:span><text:span text:style-name="T25_8"><text:s/>-&gt;<text:s/></text:span><text:span text:style-name="T25_9">Github</text:span><text:span text:style-name="T25_10"><text:s/>-&gt;<text:s/></text:span><text:span text:style-name="T25_11">Distribution</text:span></text:p>
      <text:p text:style-name="P26"/>
      <text:p text:style-name="P27"><text:span text:style-name="T27_1"><office:annotation><dc:creator/><text:p text:style-name="P28"><text:span text:style-name="T28_1">James</text:span><text:span text:style-name="T28_2"><text:s/></text:span><text:span text:style-name="T28_3">this</text:span><text:span text:style-name="T28_4"><text:s/></text:span><text:span text:style-name="T28_5">is</text:span><text:span text:style-name="T28_6"><text:s/></text:span><text:span text:style-name="T28_7">working</text:span><text:span text:style-name="T28_8"><text:s/></text:span><text:span text:style-name="T28_9">now</text:span><text:span text:style-name="T28_10">..<text:s/></text:span><text:span text:style-name="T28_11">through</text:span><text:span text:style-name="T28_12"><text:s/></text:span><text:span text:style-name="T28_13">gerrit</text:span><text:span text:style-name="T28_14">,<text:s/></text:span><text:span text:style-name="T28_15">please</text:span><text:span text:style-name="T28_16"><text:s/></text:span><text:span text:style-name="T28_17">give</text:span><text:span text:style-name="T28_18"><text:s/></text:span><text:span text:style-name="T28_19">me</text:span><text:span text:style-name="T28_20"><text:s/></text:span><text:span text:style-name="T28_21">your</text:span><text:span text:style-name="T28_22"><text:s/></text:span><text:span text:style-name="T28_23">gerrit</text:span><text:span text:style-name="T28_24"><text:s/></text:span><text:span text:style-name="T28_25">email</text:span><text:span text:style-name="T28_26"><text:s/></text:span><text:span text:style-name="T28_27">so</text:span><text:span text:style-name="T28_28"><text:s/></text:span><text:span text:style-name="T28_29">I</text:span><text:span text:style-name="T28_30"><text:s/></text:span><text:span text:style-name="T28_31">can</text:span><text:span text:style-name="T28_32"><text:s/></text:span><text:span text:style-name="T28_33">add</text:span><text:span text:style-name="T28_34"><text:s/></text:span><text:span text:style-name="T28_35">you</text:span><text:span text:style-name="T28_36"><text:s/></text:span><text:span text:style-name="T28_37">to</text:span><text:span text:style-name="T28_38"><text:s/></text:span><text:span text:style-name="T28_39">the</text:span><text:span text:style-name="T28_40"><text:s/></text:span><text:span text:style-name="T28_41">test</text:span><text:span text:style-name="T28_42"><text:s/></text:span><text:span text:style-name="T28_43">project</text:span><text:span text:style-name="T28_44"><text:s/>:)</text:span></text:p></office:annotation></text:span><text:span text:style-name="T28_45">The</text:span><text:span text:style-name="T28_46"><text:s/></text:span><text:span text:style-name="T28_47">following</text:span><text:span text:style-name="T28_48"><text:s/></text:span><text:span text:style-name="T28_49">line</text:span><text:span text:style-name="T28_50"><text:s/></text:span><text:span text:style-name="T28_51">is</text:span><text:span text:style-name="T28_52"><text:s/></text:span><text:span text:style-name="T28_53">a</text:span><text:span text:style-name="T28_54"><text:s/></text:span><text:span text:style-name="T28_55">test</text:span><text:span text:style-name="T28_56"><text:s/></text:span><text:span text:style-name="T28_57">update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